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Heading_20_1">
      <style:text-properties style:font-name="URW Bookman L"/>
    </style:style>
    <style:style style:name="P33" style:family="paragraph" style:parent-style-name="Text_20_body">
      <style:text-properties officeooo:rsid="0026b297" officeooo:paragraph-rsid="0026b297"/>
    </style:style>
    <style:style style:name="P34" style:family="paragraph" style:parent-style-name="Text_20_body">
      <style:text-properties officeooo:paragraph-rsid="0026b297"/>
    </style:style>
    <style:style style:name="P35" style:family="paragraph" style:parent-style-name="Text_20_body">
      <style:text-properties style:font-name="URW Bookman L" officeooo:paragraph-rsid="003675aa"/>
    </style:style>
    <style:style style:name="P36" style:family="paragraph" style:parent-style-name="Text_20_body">
      <style:text-properties style:font-name="URW Bookman L" officeooo:rsid="00382ac9" officeooo:paragraph-rsid="00382ac9"/>
    </style:style>
    <style:style style:name="P37" style:family="paragraph" style:parent-style-name="Text_20_body">
      <style:text-properties style:font-name="URW Bookman L" officeooo:rsid="0040bbb3" officeooo:paragraph-rsid="0041fc1f"/>
    </style:style>
    <style:style style:name="P38" style:family="paragraph" style:parent-style-name="Text_20_body">
      <style:text-properties style:font-name="URW Bookman L" officeooo:rsid="0040bbb3" officeooo:paragraph-rsid="00445d03"/>
    </style:style>
    <style:style style:name="P39" style:family="paragraph" style:parent-style-name="Text_20_body">
      <style:text-properties style:font-name="URW Bookman L" fo:language="en" fo:country="US" officeooo:rsid="00478f2e" officeooo:paragraph-rsid="00478f2e"/>
    </style:style>
    <style:style style:name="P40" style:family="paragraph" style:parent-style-name="Text_20_body">
      <style:text-properties style:font-name="URW Bookman L" officeooo:rsid="0048b5ef" officeooo:paragraph-rsid="0048b5ef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4c3100"/>
    </style:style>
    <style:style style:name="T24" style:family="text">
      <style:text-properties officeooo:rsid="003367cc"/>
    </style:style>
    <style:style style:name="T25" style:family="text">
      <style:text-properties style:font-name="URW Bookman L"/>
    </style:style>
    <style:style style:name="T26" style:family="text">
      <style:text-properties style:font-name="URW Bookman L" officeooo:rsid="00299430"/>
    </style:style>
    <style:style style:name="T27" style:family="text">
      <style:text-properties style:font-name="URW Bookman L" officeooo:rsid="002b47c5"/>
    </style:style>
    <style:style style:name="T28" style:family="text">
      <style:text-properties officeooo:rsid="003a0582"/>
    </style:style>
    <style:style style:name="T29" style:family="text">
      <style:text-properties officeooo:rsid="003675aa"/>
    </style:style>
    <style:style style:name="T30" style:family="text">
      <style:text-properties officeooo:rsid="00382ac9"/>
    </style:style>
    <style:style style:name="T31" style:family="text">
      <style:text-properties fo:font-style="italic" officeooo:rsid="003675aa" style:font-style-asian="italic" style:font-style-complex="italic"/>
    </style:style>
    <style:style style:name="T32" style:family="text">
      <style:text-properties fo:font-style="italic" officeooo:rsid="00382ac9" style:font-style-asian="italic" style:font-style-complex="italic"/>
    </style:style>
    <style:style style:name="T33" style:family="text">
      <style:text-properties fo:font-weight="bold" officeooo:rsid="003675aa" style:font-weight-asian="bold" style:font-weight-complex="bold"/>
    </style:style>
    <style:style style:name="T34" style:family="text">
      <style:text-properties fo:font-weight="bold" officeooo:rsid="00382ac9" style:font-weight-asian="bold" style:font-weight-complex="bold"/>
    </style:style>
    <style:style style:name="T35" style:family="text">
      <style:text-properties fo:font-style="italic" officeooo:rsid="003cc3a7" style:font-style-asian="italic" style:font-style-complex="italic"/>
    </style:style>
    <style:style style:name="T36" style:family="text">
      <style:text-properties fo:language="en" fo:country="US" fo:font-weight="bold"/>
    </style:style>
    <style:style style:name="T37" style:family="text">
      <style:text-properties style:text-position="33% 80%" fo:language="en" fo:country="US" fo:font-weight="bold"/>
    </style:style>
    <style:style style:name="T38" style:family="text">
      <style:text-properties fo:language="en" fo:country="US"/>
    </style:style>
    <style:style style:name="T39" style:family="text">
      <style:text-properties officeooo:rsid="003aec61"/>
    </style:style>
    <style:style style:name="T40" style:family="text">
      <style:text-properties fo:language="en" fo:country="US" fo:font-weight="normal" style:font-weight-asian="normal" style:font-weight-complex="normal"/>
    </style:style>
    <style:style style:name="T41" style:family="text">
      <style:text-properties style:text-position="33% 80%" fo:language="en" fo:country="US" fo:font-weight="normal" style:font-weight-asian="normal" style:font-weight-complex="normal"/>
    </style:style>
    <style:style style:name="T42" style:family="text">
      <style:text-properties fo:language="en" fo:country="US" officeooo:rsid="003a0239"/>
    </style:style>
    <style:style style:name="T43" style:family="text">
      <style:text-properties fo:language="el" fo:country="GR" officeooo:rsid="003cc3a7"/>
    </style:style>
    <style:style style:name="T44" style:family="text">
      <style:text-properties fo:language="en" fo:country="US" officeooo:rsid="003cc3a7"/>
    </style:style>
    <style:style style:name="T45" style:family="text">
      <style:text-properties fo:language="en" fo:country="US" officeooo:rsid="0041fc1f"/>
    </style:style>
    <style:style style:name="T46" style:family="text">
      <style:text-properties fo:language="en" fo:country="US" officeooo:rsid="0042bff0"/>
    </style:style>
    <style:style style:name="T47" style:family="text">
      <style:text-properties fo:language="en" fo:country="US" officeooo:rsid="00445d03"/>
    </style:style>
    <style:style style:name="T48" style:family="text">
      <style:text-properties officeooo:rsid="004a4c41"/>
    </style:style>
    <style:style style:name="T49" style:family="text">
      <style:text-properties officeooo:rsid="004d2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αδοση του:</text:p>
      <text:p text:style-name="P6">Α. ήχου Hobel <text:tab/><text:span text:style-name="T10">Β. </text:span>φωτός<text:span text:style-name="T10"><text:tab/> Γ. </text:span>ηλεκτρικού ρευ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 ει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ι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ε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αδος της <text:s/>μετεωρολογίας;</text:p>
      <text:p text:style-name="P17">Α. Σωστό <text:tab/><text:tab/>Β. Λάθος</text:p>
      <text:p text:style-name="P18">19. Η πρόγνωση καιρού για την επομένη ημέρα εχει 20% ποσοστό αποτυχίας;</text:p>
      <text:p text:style-name="P17">Α. Σωστό <text:tab/><text:tab/>Β. Λάθος</text:p>
      <text:p text:style-name="P20">20. Ποιά απο τα παρακάτω είναι θεμελιώδη φυσικά μεγε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ά απο τα παρακάτω είναι <text:span text:style-name="T7">παράγωγα</text:span> φυσικά μεγε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εχει πλε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<text:tab/> 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<text:tab/> Γ. <text:span text:style-name="T21">φορά</text:span><text:tab/> Δ. <text:span text:style-name="T21">σημείον εφαρμογής</text:span></text:p>
      <text:p text:style-name="P30">29. Ποια ειδη δυνάμεων υπάρχουν στην φύση;</text:p>
      <text:p text:style-name="P30">Α. επαφής <text:tab/>Β. Από απόσταση Γ. Συνοχής 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ωμα υφισταται … παραμόρφωση.</text:p>
      <text:p text:style-name="P30">Α. μόνιμη <text:tab/>Β. Ελαστική <text:tab/>Γ. Πλαστική Δ. Προσωρινή</text:p>
      <text:p text:style-name="P30">32. Ένα πλαστικό σωμα υφισταται … παραμόρφωση.</text:p>
      <text:p text:style-name="P30">Α. μόνιμη <text:tab/>Β. Ελαστική <text:tab/>Γ. Πλαστική Δ. Προσωρινή</text:p>
      <text:p text:style-name="P31"><text:span text:style-name="T23">33</text:span>. Ποια ειδη δυνάμεων <text:span text:style-name="T23">πεδίου </text:span>υπάρχουν στην φύση;</text:p>
      <text:p text:style-name="P31">Α. <text:span text:style-name="T23">ηλεκτρικού </text:span>Β. <text:span text:style-name="T23">μαγνητικού</text:span> Γ. <text:span text:style-name="T23">βαρυτικού</text:span> Δ. <text:span text:style-name="T23">οπτικού</text:span></text:p>
      <text:p text:style-name="P30"/>
      <text:h text:style-name="P32" text:outline-level="1">Video<text:span text:style-name="T24">s</text:span></text:h>
      <text:p text:style-name="P33"><text:a xlink:type="simple" xlink:href="https://youtu.be/mAz2ZNkh-og" text:style-name="Internet_20_link" text:visited-style-name="Visited_20_Internet_20_Link"><text:span text:style-name="T25">Κοσμολογία</text:span></text:a></text:p>
      <text:p text:style-name="P34"><text:a xlink:type="simple" xlink:href="https://youtu.be/_62reqKm2n4" text:style-name="Internet_20_link" text:visited-style-name="Visited_20_Internet_20_Link"><text:span text:style-name="T26">Ήχοι από την γέννεση του σύμπαντος</text:span></text:a></text:p>
      <text:p text:style-name="P34"><text:a xlink:type="simple" xlink:href="https://youtu.be/_wyUB8tNMNs" text:style-name="Internet_20_link" text:visited-style-name="Visited_20_Internet_20_Link"><text:span text:style-name="T27">Απόψεις για την προέλευση του σύμπαντος</text:span></text:a></text:p>
      <text:h text:style-name="P32" text:outline-level="1"><text:soft-page-break/>Ασκήσεις</text:h>
      <text:p text:style-name="P35"><text:span text:style-name="T28">1. </text:span><text:span text:style-name="T29">Έ</text:span><text:span text:style-name="T30">να δοχείο</text:span><text:span text:style-name="T29"> που έχει </text:span><text:span text:style-name="T31">σχήμα ορθογ</text:span><text:span text:style-name="T32">ω</text:span><text:span text:style-name="T31">νίου παραλληλεπιπέδου </text:span><text:span text:style-name="T29">έχει διαστάσεις </text:span><text:span text:style-name="T33">6</text:span><text:span text:style-name="T34">c</text:span><text:span text:style-name="T33">m x 10</text:span><text:span text:style-name="T34">c</text:span><text:span text:style-name="T33">m x 5</text:span><text:span text:style-name="T34">c</text:span><text:span text:style-name="T33">m</text:span><text:span text:style-name="T29">. </text:span><text:span text:style-name="T32">To</text:span><text:span text:style-name="T31"> </text:span><text:span text:style-name="T32">δοχείο</text:span><text:span text:style-name="T31"> είναι </text:span><text:span text:style-name="T35">κατά το ήμισυ </text:span><text:span text:style-name="T31">γεμάτ</text:span><text:span text:style-name="T32">o</text:span><text:span text:style-name="T29"> με </text:span><text:span text:style-name="T30">γάλα</text:span><text:span text:style-name="T29"> που έχει πυκνότητα </text:span><text:span text:style-name="T36">1.035 g/cm</text:span><text:span text:style-name="T37">3</text:span><text:span text:style-name="T38"> </text:span><text:span text:style-name="T29">. Πόση είναι η μάζα του </text:span><text:span text:style-name="T30">γάλακτος</text:span><text:span text:style-name="T29"> τ</text:span><text:span text:style-name="T30">ου δοχείου</text:span><text:span text:style-name="T29">;</text:span></text:p>
      <text:p text:style-name="P36">Δίδεται ό<text:span text:style-name="T39">τι </text:span><text:span text:style-name="T29">πυκνότητα </text:span>= μάζα δια του όγκου.</text:p>
      <text:p text:style-name="P36">Λύση: Έστωσαν ρ η <text:s/><text:span text:style-name="T29">πυκνότητα, </text:span>V ο όγκος του δοχείου, m η ζητούμενη μάζα του γάλακτος.</text:p>
      <text:p text:style-name="P36"><text:span text:style-name="T22">Εξ ορισμού: </text:span>ρ = m / V =&gt; m = ρ * V =&gt; m = <text:span text:style-name="T40">1.035 g/cm</text:span><text:span text:style-name="T41">3</text:span><text:span text:style-name="T38"> <text:s/>* 5cm * 6 cm * 10cm </text:span><text:span text:style-name="T42">= 310.5 gr. </text:span><text:span text:style-name="T43">Διαιρώ</text:span><text:span text:style-name="T44"> δια του δυο και λαμβάνω 155 gr.</text:span></text:p>
      <text:p text:style-name="P37"><text:span text:style-name="T44">2. </text:span><text:span text:style-name="T45">Εάν το δοχείο </text:span><text:span text:style-name="T46">γίνει τώρα</text:span><text:span text:style-name="T45"> κυλιδρικό κύπελλο ακτίνας 5 cm και ύψους 10 cm, να λύσετε πάλι την άσκηση 1.</text:span></text:p>
      <text:p text:style-name="P38"><text:span text:style-name="T45">3.</text:span><text:span text:style-name="T44"> </text:span><text:span text:style-name="T45">Εάν το δοχείο </text:span><text:span text:style-name="T46">γίνει τώρα</text:span><text:span text:style-name="T45"> κυ</text:span><text:span text:style-name="T47">βι</text:span><text:span text:style-name="T45">κό κύπελλο </text:span><text:span text:style-name="T47">πλευράς</text:span><text:span text:style-name="T45"> 5 cm, να λύσετε πάλι την άσκηση 1.</text:span></text:p>
      <text:p text:style-name="P38"><text:span text:style-name="T47">4. </text:span><text:span text:style-name="T38">Μια συνταγή τιραμισού περιγράφει ότι για 4 μερίδες χρειάζονται 400 γραμμάρια τύρου μασκαρπόνε. Για 6 μερίδες άραγε πόσα γραμμάρια τυρί χρειάζομαστε;</text:span></text:p>
      <text:p text:style-name="P39">5. Ένα λίτρο <text:span text:style-name="T48">(lt) </text:span>γάλακτος με πόσα κυβικά εκατοστά <text:span text:style-name="T48">(cm^3)</text:span> ισούται;</text:p>
      <text:p text:style-name="P40">6. Μια ζάντα αυτοκινήτου έχει διάμετρο 15 inches, πόσα cm είναι; <text:span text:style-name="T49">Δίδεται: 1 inch = 2,54 cm.</text:span></text:p>
      <text:p text:style-name="P40">7. Μια ευρεία οθόνη τηλεόρασης έχει διαγώνιο 65 inches, <text:s/>πόσα cm είναι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26T10:31:45.986529076">26/11/24</text:date>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26T10:31:45.649569294</dc:date>
    <meta:editing-duration>PT2H4M36S</meta:editing-duration>
    <meta:editing-cycles>48</meta:editing-cycles>
    <meta:generator>LibreOffice/24.8.2.1$Linux_X86_64 LibreOffice_project/480$Build-1</meta:generator>
    <meta:print-date>2024-11-23T17:32:09.765314759</meta:print-date>
    <meta:printed-by>PDF files</meta:printed-by>
    <dc:title>Πρώτο κεφαλαιο</dc:title>
    <meta:document-statistic meta:table-count="0" meta:image-count="0" meta:object-count="0" meta:page-count="4" meta:paragraph-count="85" meta:word-count="730" meta:character-count="4237" meta:non-whitespace-character-count="3482"/>
  </office:meta>
</office:document-meta>
</file>